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draw:fill="none" fo:min-height="0.396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top="0.42cm" fo:margin-bottom="0.35cm"/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xml:id="id1" draw:id="id1" draw:layer="layout" svg:width="2.54cm" svg:height="1.27cm" svg:x="6.715cm" svg:y="2.27cm">
          <text:p text:style-name="P1">Reset</text:p>
        </draw:ellipse>
        <draw:ellipse draw:style-name="gr1" draw:text-style-name="P1" xml:id="id2" draw:id="id2" draw:layer="layout" svg:width="5.08cm" svg:height="2.54cm" svg:x="31.48cm" svg:y="3.54cm">
          <text:p text:style-name="P1">Load Instruction</text:p>
          <text:p text:style-name="P1">Increase PC</text:p>
        </draw:ellipse>
        <draw:connector draw:style-name="gr2" draw:text-style-name="P1" draw:layer="layout" draw:type="curve" svg:x1="9.255cm" svg:y1="2.905cm" svg:x2="31.48cm" svg:y2="4.81cm" draw:start-shape="id1" draw:end-shape="id2" svg:d="m9255 2905c16669 0 5557 1905 22225 1905">
          <text:p/>
        </draw:connector>
        <draw:ellipse draw:style-name="gr1" draw:text-style-name="P1" xml:id="id4" draw:id="id4" draw:layer="layout" svg:width="3.81cm" svg:height="2.54cm" svg:x="16.875cm" svg:y="9.255cm">
          <text:p text:style-name="P1">Call</text:p>
        </draw:ellipse>
        <draw:ellipse draw:style-name="gr1" draw:text-style-name="P1" xml:id="id5" draw:id="id5" draw:layer="layout" svg:width="3.81cm" svg:height="2.54cm" svg:x="20.685cm" svg:y="15.605cm">
          <text:p text:style-name="P1">Load</text:p>
        </draw:ellipse>
        <draw:ellipse draw:style-name="gr1" draw:text-style-name="P1" xml:id="id6" draw:id="id6" draw:layer="layout" svg:width="7.62cm" svg:height="4.445cm" svg:x="43.545cm" svg:y="6.715cm">
          <text:p text:style-name="P1">Instruction</text:p>
          <text:p text:style-name="P1">Decode</text:p>
          <text:p text:style-name="P1">Rdest → busA</text:p>
          <text:p text:style-name="P1">and</text:p>
          <text:p text:style-name="P1">Rdest → writeDest</text:p>
        </draw:ellipse>
        <draw:connector draw:style-name="gr2" draw:text-style-name="P1" draw:layer="layout" draw:type="curve" svg:x1="26.082cm" svg:y1="9.255cm" svg:x2="20.685cm" svg:y2="10.525cm" draw:start-shape="id3" draw:start-glue-point="2" draw:end-shape="id4" draw:end-glue-point="1" svg:d="m26082 9255c0 847-1799 1270-5397 1270">
          <text:p/>
        </draw:connector>
        <draw:connector draw:style-name="gr2" draw:text-style-name="P1" draw:layer="layout" draw:type="curve" svg:x1="26.082cm" svg:y1="9.255cm" svg:x2="22.59cm" svg:y2="15.605cm" draw:start-shape="id3" draw:end-shape="id5" draw:end-glue-point="0" svg:d="m26082 9255c0 4762-3492 1588-3492 6350">
          <text:p/>
        </draw:connector>
        <draw:connector draw:style-name="gr2" draw:text-style-name="P1" draw:layer="layout" draw:type="curve" svg:x1="34.02cm" svg:y1="6.08cm" svg:x2="47.355cm" svg:y2="6.715cm" draw:start-shape="id2" draw:start-glue-point="2" draw:end-shape="id6" draw:end-glue-point="0" svg:d="m34020 6080c0 751 6033 501 6033 318s7302-434 7302 317">
          <text:p/>
        </draw:connector>
        <draw:ellipse draw:style-name="gr1" draw:text-style-name="P1" xml:id="id7" draw:id="id7" draw:layer="layout" svg:width="3.81cm" svg:height="2.54cm" svg:x="9.89cm" svg:y="11.795cm">
          <text:p text:style-name="P1">Push ret</text:p>
          <text:p text:style-name="P1">address</text:p>
        </draw:ellipse>
        <draw:connector draw:style-name="gr2" draw:text-style-name="P1" draw:layer="layout" draw:type="curve" svg:x1="16.875cm" svg:y1="10.525cm" svg:x2="11.795cm" svg:y2="11.795cm" draw:start-shape="id4" draw:start-glue-point="3" draw:end-shape="id7" draw:end-glue-point="0" svg:d="m16875 10525c-3387 0-5080 423-5080 1270">
          <text:p/>
        </draw:connector>
        <draw:ellipse draw:style-name="gr1" draw:text-style-name="P1" xml:id="id8" draw:id="id8" draw:layer="layout" svg:width="3.81cm" svg:height="2.54cm" svg:x="7.35cm" svg:y="15.605cm">
          <text:p text:style-name="P1">Load target </text:p>
          <text:p text:style-name="P1">Into $PC</text:p>
        </draw:ellipse>
        <draw:connector draw:style-name="gr2" draw:text-style-name="P1" draw:layer="layout" draw:type="curve" svg:x1="11.795cm" svg:y1="14.335cm" svg:x2="9.255cm" svg:y2="15.605cm" draw:start-shape="id7" draw:start-glue-point="2" draw:end-shape="id8" svg:d="m11795 14335c0 952-2540 318-2540 1270">
          <text:p/>
        </draw:connector>
        <draw:connector draw:style-name="gr2" draw:text-style-name="P1" draw:layer="layout" draw:type="curve" svg:x1="7.35cm" svg:y1="16.875cm" svg:x2="31.48cm" svg:y2="4.81cm" draw:start-shape="id8" draw:start-glue-point="3" draw:end-shape="id2" svg:d="m7350 16875c-751 0-12816-12065 24130-12065">
          <text:p/>
        </draw:connector>
        <draw:ellipse draw:style-name="gr1" draw:text-style-name="P1" xml:id="id9" draw:id="id9" draw:layer="layout" svg:width="4.445cm" svg:height="3.175cm" svg:x="11.795cm" svg:y="16.24cm">
          <text:p text:style-name="P1">Send load</text:p>
          <text:p text:style-name="P1">addr to mem</text:p>
          <text:p text:style-name="P1">ctrl</text:p>
        </draw:ellipse>
        <draw:connector draw:style-name="gr2" draw:text-style-name="P1" draw:layer="layout" draw:type="curve" svg:x1="22.59cm" svg:y1="18.145cm" svg:x2="16.24cm" svg:y2="17.827cm" draw:start-shape="id5" draw:start-glue-point="2" draw:end-shape="id9" draw:end-glue-point="1" svg:d="m22590 18145c0 751-2064 626-2818 359s-198-677-3532-677">
          <text:p/>
        </draw:connector>
        <draw:ellipse draw:style-name="gr1" draw:text-style-name="P1" xml:id="id3" draw:id="id3" draw:layer="layout" svg:width="4.445cm" svg:height="2.54cm" svg:x="23.86cm" svg:y="6.715cm">
          <text:p text:style-name="P1">Special </text:p>
          <text:p text:style-name="P1">Decode</text:p>
        </draw:ellipse>
        <draw:connector draw:style-name="gr2" draw:text-style-name="P1" draw:layer="layout" draw:type="curve" svg:x1="34.02cm" svg:y1="6.08cm" svg:x2="26.082cm" svg:y2="6.715cm" draw:start-shape="id2" draw:start-glue-point="2" draw:end-shape="id3" draw:end-glue-point="0" svg:d="m34020 6080c0 751-4127 501-4127 318s-3811-434-3811 317">
          <text:p/>
        </draw:connector>
        <draw:connector draw:style-name="gr2" draw:text-style-name="P1" draw:layer="layout" draw:type="curve" svg:x1="14.017cm" svg:y1="16.24cm" svg:x2="31.48cm" svg:y2="4.81cm" draw:start-shape="id9" draw:start-glue-point="0" draw:end-shape="id2" draw:end-glue-point="3" svg:d="m14017 16240c0-7620 5821-11430 17463-11430">
          <text:p/>
        </draw:connector>
        <draw:ellipse draw:style-name="gr1" draw:text-style-name="P1" xml:id="id10" draw:id="id10" draw:layer="layout" svg:width="3.175cm" svg:height="1.905cm" svg:x="27.67cm" svg:y="13.7cm">
          <text:p text:style-name="P1">Store</text:p>
        </draw:ellipse>
        <draw:connector draw:style-name="gr2" draw:text-style-name="P1" draw:layer="layout" draw:type="curve" svg:x1="26.082cm" svg:y1="9.255cm" svg:x2="27.67cm" svg:y2="14.652cm" draw:start-shape="id3" draw:start-glue-point="2" draw:end-shape="id10" draw:end-glue-point="3" svg:d="m26082 9255c0 3598 529 5397 1588 5397">
          <text:p/>
        </draw:connector>
        <draw:ellipse draw:style-name="gr1" draw:text-style-name="P1" xml:id="id11" draw:id="id11" draw:layer="layout" svg:width="4.445cm" svg:height="3.175cm" svg:x="25.765cm" svg:y="17.51cm">
          <text:p text:style-name="P1">Send strore</text:p>
          <text:p text:style-name="P1">addr to mem</text:p>
          <text:p text:style-name="P1">ctrl</text:p>
        </draw:ellipse>
        <draw:connector draw:style-name="gr2" draw:text-style-name="P1" draw:layer="layout" draw:type="curve" svg:x1="29.257cm" svg:y1="15.605cm" svg:x2="27.987cm" svg:y2="17.51cm" draw:start-shape="id10" draw:start-glue-point="2" draw:end-shape="id11" draw:end-glue-point="0" svg:d="m29257 15605c0 1429-1270 477-1270 1905">
          <text:p/>
        </draw:connector>
        <draw:connector draw:style-name="gr2" draw:text-style-name="P1" draw:layer="layout" draw:type="curve" svg:x1="27.987cm" svg:y1="20.685cm" svg:x2="34.02cm" svg:y2="6.08cm" draw:start-shape="id11" draw:start-glue-point="2" draw:end-shape="id2" draw:end-glue-point="2" svg:d="m27987 20685c0 751 6033 8054 6033-14605">
          <text:p/>
        </draw:connector>
        <draw:ellipse draw:style-name="gr1" draw:text-style-name="P1" xml:id="id12" draw:id="id12" draw:layer="layout" svg:width="4.445cm" svg:height="2.54cm" svg:x="42.91cm" svg:y="14.335cm">
          <text:p text:style-name="P1">Imm → busB</text:p>
        </draw:ellipse>
        <draw:ellipse draw:style-name="gr1" draw:text-style-name="P1" xml:id="id13" draw:id="id13" draw:layer="layout" svg:width="4.445cm" svg:height="2.54cm" svg:x="51.8cm" svg:y="14.97cm">
          <text:p text:style-name="P1">Reg → busB</text:p>
        </draw:ellipse>
        <draw:connector draw:style-name="gr2" draw:text-style-name="P1" draw:layer="layout" draw:type="curve" svg:x1="47.355cm" svg:y1="11.16cm" svg:x2="45.132cm" svg:y2="14.335cm" draw:start-shape="id6" draw:start-glue-point="2" draw:end-shape="id12" draw:end-glue-point="0" svg:d="m47355 11160c0 2382-2223 795-2223 3175">
          <text:p/>
        </draw:connector>
        <draw:connector draw:style-name="gr2" draw:text-style-name="P1" draw:layer="layout" draw:type="curve" svg:x1="47.355cm" svg:y1="11.16cm" svg:x2="54.022cm" svg:y2="14.97cm" draw:start-shape="id6" draw:start-glue-point="2" draw:end-shape="id13" draw:end-glue-point="0" svg:d="m47355 11160c0 2857 6667 953 6667 3810">
          <text:p/>
        </draw:connector>
        <draw:ellipse draw:style-name="gr1" draw:text-style-name="P1" xml:id="id14" draw:id="id14" draw:layer="layout" svg:width="4.445cm" svg:height="2.54cm" svg:x="38.465cm" svg:y="21.955cm">
          <text:p text:style-name="P1">Operation Type</text:p>
        </draw:ellipse>
        <draw:connector draw:style-name="gr2" draw:text-style-name="P1" draw:layer="layout" draw:type="curve" svg:x1="45.132cm" svg:y1="16.875cm" svg:x2="40.687cm" svg:y2="21.955cm" draw:start-shape="id12" draw:start-glue-point="2" draw:end-shape="id14" draw:end-glue-point="0" svg:d="m45132 16875c0 3810-4445 1270-4445 5080">
          <text:p/>
        </draw:connector>
        <draw:connector draw:style-name="gr2" draw:text-style-name="P1" draw:layer="layout" draw:type="curve" svg:x1="54.022cm" svg:y1="17.51cm" svg:x2="40.687cm" svg:y2="21.955cm" draw:start-shape="id13" draw:start-glue-point="2" draw:end-shape="id14" draw:end-glue-point="0" svg:d="m54022 17510c0 3334-13335 1112-13335 4445">
          <text:p/>
        </draw:connector>
        <draw:ellipse draw:style-name="gr1" draw:text-style-name="P1" xml:id="id15" draw:id="id15" draw:layer="layout" svg:width="3.81cm" svg:height="2.54cm" svg:x="11.16cm" svg:y="28.305cm">
          <text:p text:style-name="P1">ALU</text:p>
        </draw:ellipse>
        <draw:ellipse draw:style-name="gr1" draw:text-style-name="P1" xml:id="id16" draw:id="id16" draw:layer="layout" svg:width="3.81cm" svg:height="2.54cm" svg:x="54.34cm" svg:y="25.765cm">
          <text:p text:style-name="P1">Branch</text:p>
        </draw:ellipse>
        <draw:ellipse draw:style-name="gr1" draw:text-style-name="P1" xml:id="id17" draw:id="id17" draw:layer="layout" svg:width="3.81cm" svg:height="2.54cm" svg:x="21.32cm" svg:y="28.305cm">
          <text:p text:style-name="P1">Multiply</text:p>
        </draw:ellipse>
        <draw:connector draw:style-name="gr2" draw:text-style-name="P1" draw:layer="layout" draw:type="curve" svg:x1="40.687cm" svg:y1="24.495cm" svg:x2="13.065cm" svg:y2="28.305cm" draw:start-shape="id14" draw:start-glue-point="2" draw:end-shape="id15" svg:d="m40687 24495c0 2857-27622 953-27622 3810">
          <text:p/>
        </draw:connector>
        <draw:connector draw:style-name="gr2" draw:text-style-name="P1" draw:layer="layout" draw:type="curve" svg:x1="40.687cm" svg:y1="24.495cm" svg:x2="56.245cm" svg:y2="25.765cm" draw:start-shape="id14" draw:start-glue-point="2" draw:end-shape="id16" svg:d="m40687 24495c0 952 15558 318 15558 1270">
          <text:p/>
        </draw:connector>
        <draw:connector draw:style-name="gr2" draw:text-style-name="P1" draw:layer="layout" draw:type="curve" svg:x1="40.687cm" svg:y1="24.495cm" svg:x2="23.225cm" svg:y2="28.305cm" draw:start-shape="id14" draw:start-glue-point="2" draw:end-shape="id17" draw:end-glue-point="0" svg:d="m40687 24495c0 2857-17462 953-17462 3810">
          <text:p/>
        </draw:connector>
        <draw:ellipse draw:style-name="gr1" draw:text-style-name="P1" xml:id="id18" draw:id="id18" draw:layer="layout" svg:width="5.08cm" svg:height="2.54cm" svg:x="36.595cm" svg:y="29.575cm">
          <text:p text:style-name="P1">Mov</text:p>
        </draw:ellipse>
        <draw:connector draw:style-name="gr2" draw:text-style-name="P1" draw:layer="layout" draw:type="curve" svg:x1="40.687cm" svg:y1="24.495cm" svg:x2="39.135cm" svg:y2="29.575cm" draw:start-shape="id14" draw:start-glue-point="2" draw:end-shape="id18" svg:d="m40687 24495c0 3810-1552 1270-1552 5080">
          <text:p/>
        </draw:connector>
        <draw:ellipse draw:style-name="gr1" draw:text-style-name="P1" xml:id="id19" draw:id="id19" draw:layer="layout" svg:width="5.08cm" svg:height="1.905cm" svg:x="9.89cm" svg:y="32.75cm">
          <text:p text:style-name="P1">ALUOp decode</text:p>
        </draw:ellipse>
        <draw:connector draw:style-name="gr2" draw:text-style-name="P1" draw:layer="layout" draw:type="curve" svg:x1="13.065cm" svg:y1="30.845cm" svg:x2="12.43cm" svg:y2="32.75cm" draw:start-shape="id15" draw:start-glue-point="2" draw:end-shape="id19" svg:d="m13065 30845c0 1429-635 477-635 1905">
          <text:p/>
        </draw:connector>
        <draw:ellipse draw:style-name="gr1" draw:text-style-name="P1" xml:id="id20" draw:id="id20" draw:layer="layout" svg:width="4.445cm" svg:height="1.905cm" svg:x="13.065cm" svg:y="37.195cm">
          <text:p text:style-name="P1">Write to dest</text:p>
        </draw:ellipse>
        <draw:connector draw:style-name="gr2" draw:text-style-name="P1" draw:layer="layout" draw:type="curve" svg:x1="12.43cm" svg:y1="34.655cm" svg:x2="15.287cm" svg:y2="37.195cm" draw:start-shape="id19" draw:start-glue-point="2" draw:end-shape="id20" svg:d="m12430 34655c0 1905 2857 635 2857 2540">
          <text:p/>
        </draw:connector>
        <draw:ellipse draw:style-name="gr1" draw:text-style-name="P1" xml:id="id21" draw:id="id21" draw:layer="layout" svg:width="4.445cm" svg:height="1.905cm" svg:x="7.35cm" svg:y="37.195cm">
          <text:p text:style-name="P1">Do not write</text:p>
        </draw:ellipse>
        <draw:connector draw:style-name="gr2" draw:text-style-name="P1" draw:layer="layout" draw:type="curve" svg:x1="12.43cm" svg:y1="34.655cm" svg:x2="9.572cm" svg:y2="37.195cm" draw:start-shape="id19" draw:start-glue-point="2" draw:end-shape="id21" svg:d="m12430 34655c0 1905-2858 635-2858 2540">
          <text:p/>
        </draw:connector>
        <draw:connector draw:style-name="gr2" draw:text-style-name="P1" draw:layer="layout" draw:type="curve" svg:x1="15.287cm" svg:y1="39.1cm" svg:x2="34.02cm" svg:y2="6.08cm" draw:start-shape="id20" draw:start-glue-point="2" draw:end-shape="id2" draw:end-glue-point="2" svg:d="m15287 39100c0 751 18733 17261 18733-33020">
          <text:p/>
        </draw:connector>
        <draw:connector draw:style-name="gr2" draw:text-style-name="P1" draw:layer="layout" draw:type="curve" svg:x1="9.572cm" svg:y1="39.1cm" svg:x2="34.02cm" svg:y2="6.08cm" draw:start-shape="id21" draw:start-glue-point="2" draw:end-shape="id2" draw:end-glue-point="2" svg:d="m9572 39100c0 751 24448 17261 24448-33020">
          <text:p/>
        </draw:connector>
        <draw:ellipse draw:style-name="gr1" draw:text-style-name="P1" xml:id="id22" draw:id="id22" draw:layer="layout" svg:width="3.81cm" svg:height="1.905cm" svg:x="20.05cm" svg:y="32.75cm">
          <text:p text:style-name="P1">TBD</text:p>
        </draw:ellipse>
        <draw:connector draw:style-name="gr2" draw:text-style-name="P1" draw:layer="layout" draw:type="curve" svg:x1="23.225cm" svg:y1="30.845cm" svg:x2="21.955cm" svg:y2="32.75cm" draw:start-shape="id17" draw:start-glue-point="2" draw:end-shape="id22" draw:end-glue-point="0" svg:d="m23225 30845c0 1429-1270 477-1270 1905">
          <text:p/>
        </draw:connector>
        <draw:ellipse draw:style-name="gr1" draw:text-style-name="P1" xml:id="id25" draw:id="id25" draw:layer="layout" svg:width="3.175cm" svg:height="1.905cm" svg:x="30.21cm" svg:y="34.02cm">
          <text:p text:style-name="P1">movt</text:p>
        </draw:ellipse>
        <draw:ellipse draw:style-name="gr1" draw:text-style-name="P1" xml:id="id23" draw:id="id23" draw:layer="layout" svg:width="3.175cm" svg:height="1.905cm" svg:x="37.83cm" svg:y="34.02cm">
          <text:p text:style-name="P1">movf</text:p>
        </draw:ellipse>
        <draw:ellipse draw:style-name="gr1" draw:text-style-name="P1" xml:id="id24" draw:id="id24" draw:layer="layout" svg:width="3.175cm" svg:height="1.905cm" svg:x="43.545cm" svg:y="34.02cm">
          <text:p text:style-name="P1">movr</text:p>
        </draw:ellipse>
        <draw:connector draw:style-name="gr2" draw:text-style-name="P1" draw:layer="layout" draw:type="curve" svg:x1="39.135cm" svg:y1="32.115cm" svg:x2="39.417cm" svg:y2="34.02cm" draw:start-shape="id18" draw:start-glue-point="2" draw:end-shape="id23" svg:d="m39135 32115c0 1429 282 477 282 1905">
          <text:p/>
        </draw:connector>
        <draw:connector draw:style-name="gr2" draw:text-style-name="P1" draw:layer="layout" draw:type="curve" svg:x1="39.135cm" svg:y1="32.115cm" svg:x2="45.132cm" svg:y2="34.02cm" draw:start-shape="id18" draw:start-glue-point="2" draw:end-shape="id24" svg:d="m39135 32115c0 1429 5997 477 5997 1905">
          <text:p/>
        </draw:connector>
        <draw:connector draw:style-name="gr2" draw:text-style-name="P1" draw:layer="layout" draw:type="curve" svg:x1="39.135cm" svg:y1="32.115cm" svg:x2="31.797cm" svg:y2="34.02cm" draw:start-shape="id18" draw:start-glue-point="2" draw:end-shape="id25" svg:d="m39135 32115c0 1429-7338 477-7338 1905">
          <text:p/>
        </draw:connector>
        <draw:ellipse draw:style-name="gr1" draw:text-style-name="P1" xml:id="id26" draw:id="id26" draw:layer="layout" svg:width="4.445cm" svg:height="1.905cm" svg:x="28.305cm" svg:y="38.465cm">
          <text:p text:style-name="P1">BusA → addr</text:p>
          <text:p text:style-name="P1">Busb → val</text:p>
        </draw:ellipse>
        <draw:connector draw:style-name="gr2" draw:text-style-name="P1" draw:layer="layout" draw:type="curve" svg:x1="31.797cm" svg:y1="35.925cm" svg:x2="30.527cm" svg:y2="38.465cm" draw:start-shape="id25" draw:start-glue-point="2" draw:end-shape="id26" draw:end-glue-point="0" svg:d="m31797 35925c0 1905-1270 635-1270 2540">
          <text:p/>
        </draw:connector>
        <draw:ellipse draw:style-name="gr1" draw:text-style-name="P1" xml:id="id27" draw:id="id27" draw:layer="layout" svg:width="5.715cm" svg:height="3.175cm" svg:x="37.195cm" svg:y="37.195cm">
          <text:p text:style-name="P1">Enable Write</text:p>
          <text:p text:style-name="P1">Enable mem read</text:p>
          <text:p text:style-name="P1">Busb → addr</text:p>
        </draw:ellipse>
        <draw:connector draw:style-name="gr2" draw:text-style-name="P1" draw:layer="layout" draw:type="curve" svg:x1="39.417cm" svg:y1="35.925cm" svg:x2="40.052cm" svg:y2="37.195cm" draw:start-shape="id23" draw:start-glue-point="2" draw:end-shape="id27" svg:d="m39417 35925c0 952 635 318 635 1270">
          <text:p/>
        </draw:connector>
        <draw:ellipse draw:style-name="gr1" draw:text-style-name="P1" xml:id="id28" draw:id="id28" draw:layer="layout" svg:width="6.35cm" svg:height="2.54cm" svg:x="42.91cm" svg:y="40.37cm">
          <text:p text:style-name="P1">BusB → WriteBus</text:p>
          <text:p text:style-name="P1">Enable Write</text:p>
        </draw:ellipse>
        <draw:connector draw:style-name="gr2" draw:text-style-name="P1" draw:layer="layout" draw:type="curve" svg:x1="45.132cm" svg:y1="35.925cm" svg:x2="46.085cm" svg:y2="40.37cm" draw:start-shape="id24" draw:start-glue-point="2" draw:end-shape="id28" svg:d="m45132 35925c0 3334 953 1112 953 4445">
          <text:p/>
        </draw:connector>
        <draw:connector draw:style-name="gr2" draw:text-style-name="P1" draw:layer="layout" draw:type="curve" svg:x1="30.527cm" svg:y1="40.37cm" svg:x2="34.02cm" svg:y2="6.08cm" draw:start-shape="id26" draw:start-glue-point="2" draw:end-shape="id2" draw:end-glue-point="2" svg:d="m30527 40370c0 751 3493 17896 3493-34290">
          <text:p/>
        </draw:connector>
        <draw:connector draw:style-name="gr2" draw:text-style-name="P1" draw:layer="layout" draw:type="curve" svg:x1="40.052cm" svg:y1="40.37cm" svg:x2="34.02cm" svg:y2="6.08cm" draw:start-shape="id27" draw:start-glue-point="2" draw:end-shape="id2" draw:end-glue-point="2" svg:d="m40052 40370c0 751-6032 17896-6032-34290">
          <text:p/>
        </draw:connector>
        <draw:connector draw:style-name="gr2" draw:text-style-name="P1" draw:layer="layout" draw:type="curve" svg:x1="46.085cm" svg:y1="42.91cm" svg:x2="34.02cm" svg:y2="6.08cm" draw:start-shape="id28" draw:start-glue-point="2" draw:end-shape="id2" draw:end-glue-point="2" svg:d="m46085 42910c0 751-12065 19166-12065-36830">
          <text:p/>
        </draw:connector>
        <draw:frame draw:style-name="gr3" draw:text-style-name="P2" draw:layer="layout" svg:width="0.502cm" svg:height="0.646cm" svg:x="63.65cm" svg:y="21.661cm">
          <draw:text-box>
            <text:p text:style-name="P2"/>
          </draw:text-box>
        </draw:frame>
        <draw:custom-shape draw:style-name="gr4" draw:text-style-name="P1" xml:id="id31" draw:id="id31" draw:layer="layout" svg:width="3.81cm" svg:height="2.54cm" svg:x="54.34cm" svg:y="29.575cm">
          <text:p text:style-name="P1">Test</text:p>
          <text:p text:style-name="P1">negative</text:p>
          <text:p text:style-name="P1">fla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9" draw:id="id29" draw:layer="layout" svg:width="3.81cm" svg:height="2.54cm" svg:x="44.815cm" svg:y="29.575cm">
          <text:p text:style-name="P1">Test</text:p>
          <text:p text:style-name="P1">zero</text:p>
          <text:p text:style-name="P1">fla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30" draw:id="id30" draw:layer="layout" svg:width="3.81cm" svg:height="2.54cm" svg:x="49.895cm" svg:y="29.575cm">
          <text:p text:style-name="P1">Test</text:p>
          <text:p text:style-name="P1">low</text:p>
          <text:p text:style-name="P1">fla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32" draw:id="id32" draw:layer="layout" svg:width="3.81cm" svg:height="2.54cm" svg:x="58.785cm" svg:y="29.575cm">
          <text:p text:style-name="P1">Test</text:p>
          <text:p text:style-name="P1">overflow</text:p>
          <text:p text:style-name="P1">fla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33" draw:id="id33" draw:layer="layout" svg:width="3.81cm" svg:height="2.54cm" svg:x="63.865cm" svg:y="29.575cm">
          <text:p text:style-name="P1">Test</text:p>
          <text:p text:style-name="P1">carry</text:p>
          <text:p text:style-name="P1">fla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54.34cm" svg:y1="27.035cm" svg:x2="48.625cm" svg:y2="30.845cm" draw:start-shape="id16" draw:end-shape="id29" svg:d="m54340 27035c-4285 0-1428 3810-5715 3810">
          <text:p/>
        </draw:connector>
        <draw:connector draw:style-name="gr2" draw:text-style-name="P1" draw:layer="layout" draw:type="curve" svg:x1="56.245cm" svg:y1="28.305cm" svg:x2="51.8cm" svg:y2="29.575cm" draw:start-shape="id16" draw:end-shape="id30" svg:d="m56245 28305c0 952-4445 318-4445 1270">
          <text:p/>
        </draw:connector>
        <draw:custom-shape draw:style-name="gr4" draw:text-style-name="P1" xml:id="id34" draw:id="id34" draw:layer="layout" svg:width="3.81cm" svg:height="2.54cm" svg:x="52.435cm" svg:y="37.83cm">
          <text:p text:style-name="P1">Add BusA</text:p>
          <text:p text:style-name="P1">To PC if</text:p>
          <text:p text:style-name="P1">s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56.245cm" svg:y1="28.305cm" svg:x2="56.245cm" svg:y2="29.575cm" draw:start-shape="id16" draw:end-shape="id31" draw:end-glue-point="0" svg:d="m56245 28305v1270">
          <text:p/>
        </draw:connector>
        <draw:connector draw:style-name="gr2" draw:text-style-name="P1" draw:layer="layout" draw:type="curve" svg:x1="56.245cm" svg:y1="28.305cm" svg:x2="60.69cm" svg:y2="29.575cm" draw:start-shape="id16" draw:end-shape="id32" svg:d="m56245 28305c0 952 4445 318 4445 1270">
          <text:p/>
        </draw:connector>
        <draw:connector draw:style-name="gr2" draw:text-style-name="P1" draw:layer="layout" draw:type="curve" svg:x1="56.245cm" svg:y1="28.305cm" svg:x2="65.77cm" svg:y2="29.575cm" draw:start-shape="id16" draw:end-shape="id33" draw:end-glue-point="4" svg:d="m56245 28305c0 952 9525 318 9525 1270">
          <text:p/>
        </draw:connector>
        <draw:connector draw:style-name="gr2" draw:text-style-name="P1" draw:layer="layout" draw:type="curve" svg:x1="48.625cm" svg:y1="30.845cm" svg:x2="52.435cm" svg:y2="39.1cm" draw:start-shape="id29" draw:end-shape="id34" svg:d="m48625 30845c2859 0 954 8255 3810 8255">
          <text:p/>
        </draw:connector>
        <draw:connector draw:style-name="gr2" draw:text-style-name="P1" draw:layer="layout" draw:type="curve" svg:x1="51.8cm" svg:y1="32.115cm" svg:x2="54.34cm" svg:y2="37.83cm" draw:start-shape="id30" draw:end-shape="id34" svg:d="m51800 32115c0 4287 2540 1430 2540 5715">
          <text:p/>
        </draw:connector>
        <draw:connector draw:style-name="gr2" draw:text-style-name="P1" draw:layer="layout" draw:type="curve" svg:x1="56.245cm" svg:y1="32.115cm" svg:x2="54.34cm" svg:y2="37.83cm" draw:start-shape="id31" draw:end-shape="id34" svg:d="m56245 32115c0 4287-1905 1430-1905 5715">
          <text:p/>
        </draw:connector>
        <draw:connector draw:style-name="gr2" draw:text-style-name="P1" draw:layer="layout" draw:type="curve" svg:x1="58.785cm" svg:y1="30.845cm" svg:x2="56.245cm" svg:y2="39.1cm" draw:start-shape="id32" draw:end-shape="id34" svg:d="m58785 30845c-1903 0-634 8255-2540 8255">
          <text:p/>
        </draw:connector>
        <draw:connector draw:style-name="gr2" draw:text-style-name="P1" draw:layer="layout" draw:type="curve" svg:x1="65.77cm" svg:y1="32.115cm" svg:x2="55.687cm" svg:y2="38.202cm" draw:start-shape="id33" draw:start-glue-point="2" draw:end-shape="id34" draw:end-glue-point="11" svg:d="m65770 32115c0 4287-10083 1244-10083 6087">
          <text:p/>
        </draw:connector>
        <draw:connector draw:style-name="gr2" draw:text-style-name="P1" draw:layer="layout" draw:type="curve" svg:x1="54.34cm" svg:y1="37.83cm" svg:x2="34.02cm" svg:y2="6.08cm" draw:start-shape="id34" draw:start-glue-point="0" draw:end-shape="id2" draw:end-glue-point="2" svg:d="m54340 37830c0-23812-20320-7938-20320-31750">
          <text:p/>
        </draw:connector>
        <draw:connector draw:style-name="gr2" draw:text-style-name="P1" draw:layer="layout" draw:type="curve" svg:x1="46.72cm" svg:y1="29.575cm" svg:x2="34.02cm" svg:y2="6.08cm" draw:start-shape="id29" draw:end-shape="id2" draw:end-glue-point="2" svg:d="m46720 29575c0-17620-12700-5873-12700-23495">
          <text:p/>
        </draw:connector>
        <draw:connector draw:style-name="gr2" draw:text-style-name="P1" draw:layer="layout" draw:type="curve" svg:x1="51.8cm" svg:y1="29.575cm" svg:x2="34.02cm" svg:y2="6.08cm" draw:start-shape="id30" draw:start-glue-point="0" draw:end-shape="id2" draw:end-glue-point="2" svg:d="m51800 29575c0-17620-17780-5873-17780-23495">
          <text:p/>
        </draw:connector>
        <draw:connector draw:style-name="gr2" draw:text-style-name="P1" draw:layer="layout" draw:type="curve" svg:x1="56.245cm" svg:y1="29.575cm" svg:x2="34.02cm" svg:y2="6.08cm" draw:start-shape="id31" draw:end-shape="id2" draw:end-glue-point="2" svg:d="m56245 29575c0-17620-22225-5873-22225-23495">
          <text:p/>
        </draw:connector>
        <draw:connector draw:style-name="gr2" draw:text-style-name="P1" draw:layer="layout" draw:type="curve" svg:x1="60.69cm" svg:y1="29.575cm" svg:x2="34.02cm" svg:y2="6.08cm" draw:start-shape="id32" draw:start-glue-point="0" draw:end-shape="id2" draw:end-glue-point="2" svg:d="m60690 29575c0-17620-26670-5873-26670-23495">
          <text:p/>
        </draw:connector>
        <draw:connector draw:style-name="gr2" draw:text-style-name="P1" draw:layer="layout" draw:type="curve" svg:x1="64.423cm" svg:y1="29.947cm" svg:x2="34.02cm" svg:y2="6.08cm" draw:start-shape="id33" draw:start-glue-point="5" draw:end-shape="id2" svg:d="m64423 29947c0-18178-30403-6245-30403-2386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.422cm" fo:margin-left="1cm" fo:margin-right="1cm" fo:page-width="76.2cm" fo:page-height="50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Daniel Blakemore</meta:initial-creator>
    <meta:creation-date>2011-10-04T16:16:39</meta:creation-date>
    <dc:date>2011-10-04T19:55:01</dc:date>
    <dc:creator>Leif Andersen</dc:creator>
    <meta:editing-duration>PT1H47M47S</meta:editing-duration>
    <meta:editing-cycles>6</meta:editing-cycles>
    <meta:generator>LibreOffice/3.3$Unix LibreOffice_project/330m19$Build-301</meta:generator>
    <meta:document-statistic meta:object-count="87"/>
  </office:meta>
</office:document-meta>
</file>